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0800_0000, 8K @0x0100_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80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BOOT</text:p>
          </table:table-cell>
          <table:table-cell table:style-name="ce19" office:value-type="float" office:value="4" calcext:value-type="float">
            <text:p>4</text:p>
          </table:table-cell>
          <table:table-cell table:style-name="ce17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))" office:value-type="string" office:string-value="0x8002000" calcext:value-type="string">
            <text:p>0x800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28" calcext:value-type="float">
            <text:p>28</text:p>
          </table:table-cell>
          <table:table-cell table:style-name="ce17" table:formula="of:=[.C7]+[.B7]*1024" office:value-type="float" office:value="134230016" calcext:value-type="float">
            <text:p>134230016</text:p>
          </table:table-cell>
          <table:table-cell table:style-name="ce24" table:formula="of:=CONCATENATE(&quot;0x&quot;;DEC2HEX([.C8]))" office:value-type="string" office:string-value="0x8003000" calcext:value-type="string">
            <text:p>0x80030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4" calcext:value-type="float">
            <text:p>4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134258688" calcext:value-type="float">
            <text:p>134258688</text:p>
          </table:table-cell>
          <table:table-cell table:style-name="ce24" table:formula="of:=CONCATENATE(&quot;0x&quot;;DEC2HEX([.C9]))" office:value-type="string" office:string-value="0x800A000" calcext:value-type="string">
            <text:p>0x80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134266880" calcext:value-type="float">
            <text:p>134266880</text:p>
          </table:table-cell>
          <table:table-cell table:style-name="ce24" table:formula="of:=CONCATENATE(&quot;0x&quot;;DEC2HEX([.C10]))" office:value-type="string" office:string-value="0x800C000" calcext:value-type="string">
            <text:p>0x80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134275072" calcext:value-type="float">
            <text:p>134275072</text:p>
          </table:table-cell>
          <table:table-cell table:style-name="ce24" table:formula="of:=CONCATENATE(&quot;0x&quot;;DEC2HEX([.C11]))" office:value-type="string" office:string-value="0x800E000" calcext:value-type="string">
            <text:p>0x80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E51 DTIM (8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15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1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5])" office:value-type="float" office:value="8" calcext:value-type="float">
            <text:p>8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C11]+[.B11]*1024" office:value-type="float" office:value="134283264" calcext:value-type="float">
            <text:p>134283264</text:p>
          </table:table-cell>
          <table:table-cell table:style-name="ce24" table:formula="of:=CONCATENATE(&quot;0x&quot;;DEC2HEX([.C19]))" office:value-type="string" office:string-value="0x8010000" calcext:value-type="string">
            <text:p>0x80100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9]+[.B19]*1024" office:value-type="float" office:value="134287360" calcext:value-type="float">
            <text:p>134287360</text:p>
          </table:table-cell>
          <table:table-cell table:style-name="ce24" table:formula="of:=CONCATENATE(&quot;0x&quot;;DEC2HEX([.C20]))" office:value-type="string" office:string-value="0x8011000" calcext:value-type="string">
            <text:p>0x8011000</text:p>
          </table:table-cell>
          <table:table-cell table:style-name="ce24"/>
          <table:table-cell table:style-name="ce28" table:formula="of:= IF( AND( INT(LOG([.B20];2))=LOG([.B20];2); INT([.C20]/[.B20])=[.C20]/[.B20]); &quot;&quot;; MOD([.C20];[.B20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0]+[.B20]*1024" office:value-type="float" office:value="134291456" calcext:value-type="float">
            <text:p>134291456</text:p>
          </table:table-cell>
          <table:table-cell table:style-name="ce24" table:formula="of:=CONCATENATE(&quot;0x&quot;;DEC2HEX([.C21]))" office:value-type="string" office:string-value="0x8012000" calcext:value-type="string">
            <text:p>0x8012000</text:p>
          </table:table-cell>
          <table:table-cell table:style-name="ce24"/>
          <table:table-cell table:style-name="ce28" table:formula="of:= IF( AND( INT(LOG([.B21];2))=LOG([.B21];2); INT([.C21]/[.B21])=[.C21]/[.B21]); &quot;&quot;; MOD([.C21];[.B21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1]+[.B21]*1024" office:value-type="float" office:value="134295552" calcext:value-type="float">
            <text:p>134295552</text:p>
          </table:table-cell>
          <table:table-cell table:style-name="ce24" table:formula="of:=CONCATENATE(&quot;0x&quot;;DEC2HEX([.C22]))" office:value-type="string" office:string-value="0x8013000" calcext:value-type="string">
            <text:p>0x8013000</text:p>
          </table:table-cell>
          <table:table-cell table:style-name="ce24"/>
          <table:table-cell table:style-name="ce28" table:formula="of:= IF( AND( INT(LOG([.B22];2))=LOG([.B22];2); INT([.C22]/[.B22])=[.C22]/[.B22]); &quot;&quot;; MOD([.C22];[.B22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9:.B22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2:38:40.412991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4-15T13:39:36.409576148</dc:date>
    <meta:editing-cycles>39</meta:editing-cycles>
    <meta:editing-duration>PT5H7M33S</meta:editing-duration>
    <meta:generator>LibreOffice/6.1.5.2$Linux_X86_64 LibreOffice_project/10$Build-2</meta:generator>
    <meta:document-statistic meta:table-count="1" meta:cell-count="75" meta:object-count="0"/>
  </office:meta>
</office:document-meta>
</file>